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od Grass</text:p>
      <text:p text:style-name="Standard"/>
      <text:p text:style-name="Standard">Bessie the cow is a very picky eater; she only eats one type of grass on Farmer John’s field, which can be mapped as a coordinate plane with coordinates from -1000 to 1000. Bessie’s favorite type of grass is planted on two non-overlapping rectangles on the field. However, Farmer John has recently fenced off a rectangular area of his field, which might mean that Bessie is not able to eat some of her favorite grass. Given the coordinates of the two rectangles of grass and the coordinates of the fenced rectangle, determine the total area of grass that Bessie can <text:s/>eat.</text:p>
      <text:p text:style-name="Standard"/>
      <text:p text:style-name="Standard">INPUT FORMAT</text:p>
      <text:p text:style-name="Standard"/>
      <text:p text:style-name="Standard">The first line of input contains four space separated integers x_1, y_1, x_2, and y_2, representing the coordinates of the bottom left and top right corners of the first rectangle of grass. </text:p>
      <text:p text:style-name="Standard"/>
      <text:p text:style-name="Standard">The second line contains four space separated integers x_3, y_3, x_4, and y_4, representing the coordinates of the bottom left and top right corners of the second rectangle of grass. </text:p>
      <text:p text:style-name="Standard"/>
      <text:p text:style-name="Standard">The third line contains four space separated integers x_5, y_5, x_6, and y_6, representing the coordinates of the bottom left and top right corners of the fenced off part of the field.</text:p>
      <text:p text:style-name="Standard"/>
      <text:p text:style-name="Standard">OUTPUT FORMAT</text:p>
      <text:p text:style-name="Standard"/>
      <text:p text:style-name="Standard">Output a single integer indicating the total area of grass that Bessie will eat.</text:p>
      <text:p text:style-name="Standard"/>
      <text:p text:style-name="Standard">SAMPLE INPUT</text:p>
      <text:p text:style-name="Standard"/>
      <text:p text:style-name="Standard">-1 4 5 7</text:p>
      <text:p text:style-name="Standard">6 2 9 10</text:p>
      <text:p text:style-name="Standard">2 5 7 9</text:p>
      <text:p text:style-name="Standard">SAMPLE OUTPUT</text:p>
      <text:p text:style-name="Standard"/>
      <text:p text:style-name="Standard">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1T05:08:47.822000000</meta:creation-date>
    <dc:date>2022-06-11T05:09:53.659000000</dc:date>
    <meta:editing-duration>PT1M5S</meta:editing-duration>
    <meta:editing-cycles>2</meta:editing-cycles>
    <meta:generator>LibreOffice/5.4.6.2$Windows_X86_64 LibreOffice_project/4014ce260a04f1026ba855d3b8d91541c224eab8</meta:generator>
    <meta:document-statistic meta:table-count="0" meta:image-count="0" meta:object-count="0" meta:page-count="1" meta:paragraph-count="14" meta:word-count="232" meta:character-count="1293" meta:non-whitespace-character-count="1072"/>
  </office:meta>
</office:document-meta>
</file>